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.5pt" officeooo:rsid="0018efcd" officeooo:paragraph-rsid="0018efcd" style:font-size-asian="16.5pt" style:font-size-complex="16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reia Seguí Torra, amb domicili a l’av. Central, 55, 7è 1a, de Maó, amb</text:p>
      <text:p text:style-name="P1">DNI núm. 12681, telèfon 84 23 23,</text:p>
      <text:p text:style-name="P1"/>
      <text:p text:style-name="P1"/>
      <text:p text:style-name="P1"/>
      <text:p text:style-name="P1">EXPÒS:</text:p>
      <text:p text:style-name="P1"/>
      <text:p text:style-name="P1">Que som llicenciada en Dret per la Universitat de les Illes Balears i treball des de fa tres anys al despatx d’advocats Planchard i Fonoll.</text:p>
      <text:p text:style-name="P1"/>
      <text:p text:style-name="P1">Que m’he assabentat, per l’Ordre de data 17 de setembre, publicada en el BOIB núm. 39/2005, que s’ofereix una plaça d’advocat/ada per a l’Administració general.</text:p>
      <text:p text:style-name="P1"/>
      <text:p text:style-name="P1">Que complesc tots els requisits que s’hi demanen i aport la documentació corresponent.</text:p>
      <text:p text:style-name="P1"/>
      <text:p text:style-name="P1"/>
      <text:p text:style-name="P1">Per tot açò,</text:p>
      <text:p text:style-name="P1">SOL·LICIT:</text:p>
      <text:p text:style-name="P1"/>
      <text:p text:style-name="P1">Que sigui admesa aquesta sol·licitud per ocupar la plaça d’advocada</text:p>
      <text:p text:style-name="P1">esmentada.</text:p>
      <text:p text:style-name="P1"/>
      <text:p text:style-name="P1"/>
      <text:p text:style-name="P1">Maó, 25 de setembre de 2006</text:p>
      <text:p text:style-name="P1"/>
      <text:p text:style-name="P1">[rúbrica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PARTAMENT DE RECURSOS HUMANS</text:p>
      <text:p text:style-name="P1">AJUNTAMENT DE MAÓ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55:02.694466856</meta:creation-date>
    <dc:date>2024-11-19T09:02:56.565021233</dc:date>
    <meta:editing-duration>PT7M54S</meta:editing-duration>
    <meta:editing-cycles>1</meta:editing-cycles>
    <meta:document-statistic meta:table-count="0" meta:image-count="0" meta:object-count="0" meta:page-count="1" meta:paragraph-count="14" meta:word-count="114" meta:character-count="678" meta:non-whitespace-character-count="578"/>
    <meta:generator>LibreOffice/24.2.6.2$Linux_X86_64 LibreOffice_project/420$Build-2</meta:generator>
  </office:meta>
</office:document-meta>
</file>